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officeooo:rsid="0016175b" officeooo:paragraph-rsid="0016175b"/>
    </style:style>
    <style:style style:name="P2" style:family="paragraph" style:parent-style-name="Standard">
      <style:text-properties style:font-name="DejaVu Sans Mono" officeooo:rsid="00176bd6" officeooo:paragraph-rsid="00176bd6"/>
    </style:style>
    <style:style style:name="P3" style:family="paragraph" style:parent-style-name="Standard">
      <style:text-properties style:font-name="DejaVu Sans Mono" officeooo:rsid="001946d9" officeooo:paragraph-rsid="001946d9"/>
    </style:style>
    <style:style style:name="P4" style:family="paragraph" style:parent-style-name="Standard">
      <style:text-properties style:font-name="DejaVu Sans Mono" officeooo:rsid="001c2da4" officeooo:paragraph-rsid="001c2da4"/>
    </style:style>
    <style:style style:name="P5" style:family="paragraph" style:parent-style-name="Standard">
      <style:text-properties style:font-name="DejaVu Sans Mono" officeooo:rsid="001d6f88" officeooo:paragraph-rsid="001d6f88"/>
    </style:style>
    <style:style style:name="P6" style:family="paragraph" style:parent-style-name="Standard">
      <style:text-properties style:font-name="DejaVu Sans Mono" officeooo:rsid="001f9df9" officeooo:paragraph-rsid="001f9df9"/>
    </style:style>
    <style:style style:name="P7" style:family="paragraph" style:parent-style-name="Standard">
      <style:text-properties style:font-name="DejaVu Sans Mono" officeooo:rsid="001c2da4" officeooo:paragraph-rsid="001c2da4"/>
    </style:style>
    <style:style style:name="P8" style:family="paragraph" style:parent-style-name="Standard">
      <style:text-properties style:font-name="DejaVu Sans Mono" officeooo:rsid="001fffea" officeooo:paragraph-rsid="001fffea"/>
    </style:style>
    <style:style style:name="P9" style:family="paragraph" style:parent-style-name="Standard">
      <style:text-properties style:font-name="DejaVu Sans Mono" officeooo:rsid="001fffea" officeooo:paragraph-rsid="0027614a"/>
    </style:style>
    <style:style style:name="P10" style:family="paragraph" style:parent-style-name="Standard">
      <style:text-properties style:font-name="DejaVu Sans Mono" officeooo:rsid="001fffea" officeooo:paragraph-rsid="0029414e"/>
    </style:style>
    <style:style style:name="P11" style:family="paragraph" style:parent-style-name="Standard">
      <style:text-properties style:font-name="DejaVu Sans Mono" officeooo:rsid="001d6f88" officeooo:paragraph-rsid="001f9df9"/>
    </style:style>
    <style:style style:name="P12" style:family="paragraph" style:parent-style-name="Standard">
      <style:text-properties style:font-name="DejaVu Sans Mono" officeooo:rsid="001d6f88" officeooo:paragraph-rsid="0023d0c0"/>
    </style:style>
    <style:style style:name="P13" style:family="paragraph" style:parent-style-name="Standard">
      <style:text-properties style:font-name="DejaVu Sans Mono" officeooo:rsid="00241091" officeooo:paragraph-rsid="00241091"/>
    </style:style>
    <style:style style:name="P14" style:family="paragraph" style:parent-style-name="Standard">
      <style:text-properties style:font-name="DejaVu Sans Mono" officeooo:rsid="00241091" officeooo:paragraph-rsid="0025469f"/>
    </style:style>
    <style:style style:name="P15" style:family="paragraph" style:parent-style-name="Standard">
      <style:text-properties style:font-name="DejaVu Sans Mono" officeooo:rsid="0025469f" officeooo:paragraph-rsid="0025469f"/>
    </style:style>
    <style:style style:name="T1" style:family="text">
      <style:text-properties officeooo:rsid="001e71f9"/>
    </style:style>
    <style:style style:name="T2" style:family="text">
      <style:text-properties officeooo:rsid="00216be9"/>
    </style:style>
    <style:style style:name="T3" style:family="text">
      <style:text-properties officeooo:rsid="00232264"/>
    </style:style>
    <style:style style:name="T4" style:family="text">
      <style:text-properties fo:font-weight="bold"/>
    </style:style>
    <style:style style:name="T5" style:family="text">
      <style:text-properties fo:font-weight="bold" officeooo:rsid="00241091"/>
    </style:style>
    <style:style style:name="T6" style:family="text">
      <style:text-properties fo:font-weight="bold" officeooo:rsid="00241091" style:font-weight-asian="bold" style:font-weight-complex="bold"/>
    </style:style>
    <style:style style:name="T7" style:family="text">
      <style:text-properties style:font-name="DejaVu Sans Mono" officeooo:rsid="001d6f88"/>
    </style:style>
    <style:style style:name="T8" style:family="text">
      <style:text-properties officeooo:rsid="0023d0c0"/>
    </style:style>
    <style:style style:name="T9" style:family="text">
      <style:text-properties officeooo:rsid="00241091"/>
    </style:style>
    <style:style style:name="T10" style:family="text">
      <style:text-properties fo:font-weight="normal" officeooo:rsid="00241091" style:font-weight-asian="normal" style:font-weight-complex="normal"/>
    </style:style>
    <style:style style:name="T11" style:family="text">
      <style:text-properties officeooo:rsid="0027614a"/>
    </style:style>
    <style:style style:name="T12" style:family="text">
      <style:text-properties officeooo:rsid="002941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rnel filesystem code notes</text:p>
      <text:p text:style-name="P1"/>
      <text:p text:style-name="P2">fs/filesystem.c </text:p>
      <text:p text:style-name="P3">The register / unregister functions ma<text:span text:style-name="T3">in</text:span>tains a single-list of all filesystems in system, called file_systems, <text:s/>where the add / remove code for the list is called “core low level code” by Linus. Double pointer.</text:p>
      <text:p text:style-name="P3"/>
      <text:p text:style-name="P4">fs/super.c</text:p>
      <text:p text:style-name="P4">rw se<text:span text:style-name="T2">ma</text:span>ph<text:span text:style-name="T2">ore</text:span> implementation</text:p>
      <text:p text:style-name="P8">/*</text:p>
      <text:p text:style-name="P8"><text:s/>* lock for writing</text:p>
      <text:p text:style-name="P8"><text:s/>*/</text:p>
      <text:p text:style-name="P8">void __sched down_write(struct rw_semaphore *sem)</text:p>
      <text:p text:style-name="P8">{</text:p>
      <text:p text:style-name="P8"><text:s text:c="8"/>might_sleep();</text:p>
      <text:p text:style-name="P8"><text:s text:c="8"/>rwsem_acquire(&amp;sem-&gt;dep_map, 0, 0, _RET_IP_);</text:p>
      <text:p text:style-name="P8"><text:s text:c="2"/></text:p>
      <text:p text:style-name="P8"><text:s text:c="8"/>LOCK_CONTENDED(sem, __down_write_trylock, __down_write);</text:p>
      <text:p text:style-name="P8">}</text:p>
      <text:p text:style-name="P4"/>
      <text:p text:style-name="P5">might_<text:span text:style-name="T2">s</text:span>leep</text:p>
      <text:p text:style-name="P5">It is a annotation function, caller knows the following path could be sleeping, <text:span text:style-name="T1">so call this function in case: if this path is in atomic context, print warning info and stack/code info.</text:span></text:p>
      <text:p text:style-name="P6">It will call schedule() under certain circumstance.</text:p>
      <text:p text:style-name="P6"/>
      <text:p text:style-name="P11"/>
      <text:p text:style-name="P13">#define _RET_IP_ <text:s text:c="4"/>(unsigned long)__builtin_return_address(0)</text:p>
      <text:p text:style-name="P12"><text:span text:style-name="T8">GCC </text:span>Built-in Function</text:p>
      <text:p text:style-name="P12">void<text:span text:style-name="T9"> *</text:span><text:span text:style-name="T10"> __builtin_return_address </text:span><text:span text:style-name="T9">(</text:span><text:span text:style-name="Variable"><text:span text:style-name="T9">un</text:span></text:span><text:span text:style-name="Variable">signed int level</text:span>)<text:bookmark text:name="index-g_t_005f_005fbuiltin_005freturn_005faddress-3136"/></text:p>
      <text:p text:style-name="Quotations"><text:span text:style-name="T7">This function returns the return address of the current function, or of one of its callers. The </text:span><text:span text:style-name="Variable"><text:span text:style-name="T7">level</text:span></text:span><text:span text:style-name="T7"> argument is number of frames to scan up the call stack. A value of </text:span><text:span text:style-name="Source_20_Text"><text:span text:style-name="T7">0</text:span></text:span><text:span text:style-name="T7"> yields the return address of the current function, a value of </text:span><text:span text:style-name="Source_20_Text"><text:span text:style-name="T7">1</text:span></text:span><text:span text:style-name="T7"> yields the return address of the caller of the current function, and so forth. </text:span></text:p>
      <text:p text:style-name="P14">#define _THIS_IP_ <text:s/>({ __label__ __here; __here: (unsigned long)&amp;&amp;__here; })</text:p>
      <text:p text:style-name="P15">What does &amp;&amp; mean ??</text:p>
      <text:p text:style-name="P15"/>
      <text:p text:style-name="P9">rwsem_acquire <text:span text:style-name="T11">is depend on LOCKDEP option. Nothing elsewhere.</text:span></text:p>
      <text:p text:style-name="P9"/>
      <text:p text:style-name="P10">LOCK_CONTENDED(sem, __down_write_trylock, __down_write) <text:span text:style-name="T12">just calls __down_write(sem), which is arch depend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Sharp1" style:font-family-asian="'WenQuanYi Zen Hei Sharp'" style:font-family-generic-asian="modern" style:font-pitch-asian="fixed" style:font-name-complex="Lohit Marathi" style:font-family-complex="'Lohit Marath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 </meta:initial-creator>
    <meta:creation-date>2014-01-02T15:29:09.708389266</meta:creation-date>
    <dc:date>2014-01-07T15:50:25.328559525</dc:date>
    <dc:creator>zx </dc:creator>
    <meta:editing-duration>PT4H4M5S</meta:editing-duration>
    <meta:editing-cycles>16</meta:editing-cycles>
    <meta:generator>LibreOffice/4.1.3.2$Linux_X86_64 LibreOffice_project/410$Build-2</meta:generator>
    <meta:document-statistic meta:table-count="0" meta:image-count="0" meta:object-count="0" meta:page-count="1" meta:paragraph-count="26" meta:word-count="208" meta:character-count="1481" meta:non-whitespace-character-count="1251"/>
  </office:meta>
</office:document-meta>
</file>